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proxima-nova, 'Helvetica Neue', Arial, sans-serif"/>
    <style:font-face style:name="Lohit Devanagari1" svg:font-family="'Lohit Devanagari'"/>
    <style:font-face style:name="Roboto Slab" svg:font-family="'Roboto Slab', ff-tisa-web-pro, Georgi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color="#666666"/>
    </style:style>
    <style:style style:name="P2" style:family="paragraph" style:parent-style-name="Text_20_body">
      <style:paragraph-properties fo:margin-left="0cm" fo:margin-right="0cm" fo:margin-top="0cm" fo:margin-bottom="0.635cm" loext:contextual-spacing="false" style:line-height-at-least="0.635cm" fo:text-indent="0cm" style:auto-text-indent="false"/>
      <style:text-properties fo:color="#000000" fo:font-weight="normal" officeooo:rsid="0012bfbb" officeooo:paragraph-rsid="0012bfbb" style:font-weight-asian="normal" style:font-weight-complex="normal"/>
    </style:style>
    <style:style style:name="P3" style:family="paragraph" style:parent-style-name="Text_20_body">
      <style:paragraph-properties fo:margin-left="0cm" fo:margin-right="0cm" fo:margin-top="0cm" fo:margin-bottom="0.635cm" loext:contextual-spacing="false" style:line-height-at-least="0.635cm" fo:text-indent="0cm" style:auto-text-indent="false"/>
      <style:text-properties fo:color="#333333"/>
    </style:style>
    <style:style style:name="T1" style:family="text">
      <style:text-properties fo:font-variant="normal" fo:text-transform="none" fo:color="#666666" style:font-name="Roboto Slab" fo:font-size="21pt" fo:letter-spacing="normal" fo:font-style="normal" fo:font-weight="bold"/>
    </style:style>
    <style:style style:name="T2" style:family="text">
      <style:text-properties fo:font-variant="normal" fo:text-transform="none" style:font-name="Lato" fo:font-size="12pt" fo:letter-spacing="normal" fo:font-style="normal"/>
    </style:style>
    <style:style style:name="T3" style:family="text">
      <style:text-properties fo:font-variant="normal" fo:text-transform="none" style:font-name="Lato" fo:font-size="12pt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style:font-name="Lato" fo:font-size="12pt" fo:letter-spacing="normal" fo:font-style="normal" officeooo:rsid="0014a7d1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Introducció al </text:span><text:span text:style-name="Emphasis"><text:span text:style-name="T1">Refactoring</text:span></text:span></text:p>
      <text:p text:style-name="Standard"/>
      <text:section text:style-name="Sect1" text:name="que-es-el-refactoring">
        <text:section text:style-name="Sect1" text:name="exercici-1-el-meu-exemple">
          <text:h text:style-name="P1" text:outline-level="1">Exercici 1. El meu exemple</text:h>
          <text:p text:style-name="P3"><text:span text:style-name="T3">Descriu un exemple de canvi de codi teu que es pugui considerar refacció i un altre que no. Pots fer servir codi de qualsevol dels teus exercicis del cicle (especifica la procedència). No oblidis descriure el perquè de la teva classificació basant-te en els conceptes d’aquesta secció.</text:span></text:p>
          <text:p text:style-name="P2"><text:span text:style-name="T2">El ejemplo que se me ocurriría es el caso que isimos el cual era de hacer array de alumnos con sus datos </text:span></text:p>
          <text:p text:style-name="P2"><text:span text:style-name="T2">El caso de no refactori seria al momento de usar los array o también llamados (listas)el código se hacia complicado al momento de insertar,mover,eliminar, etc. para hacer esos procesos se debía de </text:span><text:span text:style-name="T4">escribir</text:span><text:span text:style-name="T2"> mas </text:span><text:span text:style-name="T4">código</text:span><text:span text:style-name="T2"> para poder encontrar la posición a la que se deseaba acceder era bastante complicado el proceso de dichas modificaciones.</text:span></text:p>
          <text:p text:style-name="P2"><text:span text:style-name="T2">El caso de refactorizacion seria el de cuando utilizamos los mas conocidos ArrayList los cuales vienen con funciones internas predefinidas y son mucho mas accesible a la hora de acceder a la posición deseada con las palabras claves add,remove,e indicar la posición, etc...</text:span>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proxima-nova, 'Helvetica Neue', Arial, sans-serif"/>
    <style:font-face style:name="Lohit Devanagari1" svg:font-family="'Lohit Devanagari'"/>
    <style:font-face style:name="Roboto Slab" svg:font-family="'Roboto Slab', ff-tisa-web-pro, Georgi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8T00:21:04.404801352</meta:creation-date>
    <dc:date>2019-05-18T00:35:11.802012565</dc:date>
    <meta:editing-duration>PT1M32S</meta:editing-duration>
    <meta:editing-cycles>1</meta:editing-cycles>
    <meta:generator>LibreOffice/6.1.5.2$Linux_X86_64 LibreOffice_project/10$Build-2</meta:generator>
    <meta:document-statistic meta:table-count="0" meta:image-count="0" meta:object-count="0" meta:page-count="1" meta:paragraph-count="6" meta:word-count="174" meta:character-count="1052" meta:non-whitespace-character-count="883"/>
  </office:meta>
</office:document-meta>
</file>